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3.201cm" style:rel-column-width="12341*"/>
    </style:style>
    <style:style style:name="Tabla16.B" style:family="table-column">
      <style:table-column-properties style:column-width="3.595cm" style:rel-column-width="13857*"/>
    </style:style>
    <style:style style:name="Tabla16.C" style:family="table-column">
      <style:table-column-properties style:column-width="10.204cm" style:rel-column-width="39337*"/>
    </style:style>
    <style:style style:name="Tabla16.A1" style:family="table-cell">
      <style:table-cell-properties fo:background-color="#dddddd" fo:padding="0.097cm" fo:border="0.05pt solid #000000">
        <style:background-image/>
      </style:table-cell-properties>
    </style:style>
    <style:style style:name="Tabla1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6.C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none" fo:border-top="none" fo:border-bottom="0.05pt solid #000000"/>
    </style:style>
    <style:style style:name="Tabla1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none" fo:border-top="none" fo:border-bottom="0.05pt solid #000000"/>
    </style:style>
    <style:style style:name="Tabla16.B4" style:family="table-cell">
      <style:table-cell-properties fo:padding="0.097cm" fo:border-left="0.05pt solid #000000" fo:border-right="none" fo:border-top="none" fo:border-bottom="0.05pt solid #000000"/>
    </style:style>
    <style:style style:name="Tabla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none" fo:border-top="none" fo:border-bottom="0.05pt solid #000000"/>
    </style:style>
    <style:style style:name="Tabla1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none" fo:border-top="none" fo:border-bottom="0.05pt solid #000000"/>
    </style:style>
    <style:style style:name="Tabla1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7" style:family="table-cell">
      <style:table-cell-properties fo:padding="0.097cm" fo:border-left="0.05pt solid #000000" fo:border-right="none" fo:border-top="none" fo:border-bottom="0.05pt solid #000000"/>
    </style:style>
    <style:style style:name="Tabla16.B7" style:family="table-cell">
      <style:table-cell-properties fo:padding="0.097cm" fo:border-left="0.05pt solid #000000" fo:border-right="none" fo:border-top="none" fo:border-bottom="0.05pt solid #000000"/>
    </style:style>
    <style:style style:name="Tabla1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8" style:family="table-cell">
      <style:table-cell-properties fo:padding="0.097cm" fo:border-left="0.05pt solid #000000" fo:border-right="none" fo:border-top="none" fo:border-bottom="0.05pt solid #000000"/>
    </style:style>
    <style:style style:name="Tabla16.B8" style:family="table-cell">
      <style:table-cell-properties fo:padding="0.097cm" fo:border-left="0.05pt solid #000000" fo:border-right="none" fo:border-top="none" fo:border-bottom="0.05pt solid #000000"/>
    </style:style>
    <style:style style:name="Tabla1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9" style:family="table-cell">
      <style:table-cell-properties fo:padding="0.097cm" fo:border-left="0.05pt solid #000000" fo:border-right="none" fo:border-top="none" fo:border-bottom="0.05pt solid #000000"/>
    </style:style>
    <style:style style:name="Tabla16.B9" style:family="table-cell">
      <style:table-cell-properties fo:padding="0.097cm" fo:border-left="0.05pt solid #000000" fo:border-right="none" fo:border-top="none" fo:border-bottom="0.05pt solid #000000"/>
    </style:style>
    <style:style style:name="Tabla1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3.201cm" style:rel-column-width="12341*"/>
    </style:style>
    <style:style style:name="Tabla17.B" style:family="table-column">
      <style:table-column-properties style:column-width="3.595cm" style:rel-column-width="13857*"/>
    </style:style>
    <style:style style:name="Tabla17.C" style:family="table-column">
      <style:table-column-properties style:column-width="10.204cm" style:rel-column-width="39337*"/>
    </style:style>
    <style:style style:name="Tabla17.A1" style:family="table-cell">
      <style:table-cell-properties fo:background-color="#dddddd" fo:padding="0.097cm" fo:border="0.05pt solid #000000">
        <style:background-image/>
      </style:table-cell-properties>
    </style:style>
    <style:style style:name="Tabla1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7.C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A3" style:family="table-cell">
      <style:table-cell-properties fo:padding="0.097cm" fo:border-left="0.05pt solid #000000" fo:border-right="none" fo:border-top="none" fo:border-bottom="0.05pt solid #000000"/>
    </style:style>
    <style:style style:name="Tabla17.B3" style:family="table-cell">
      <style:table-cell-properties fo:padding="0.097cm" fo:border-left="0.05pt solid #000000" fo:border-right="none" fo:border-top="none" fo:border-bottom="0.05pt solid #000000"/>
    </style:style>
    <style:style style:name="Tabla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none" fo:border-top="none" fo:border-bottom="0.05pt solid #000000"/>
    </style:style>
    <style:style style:name="Tabla17.B4" style:family="table-cell">
      <style:table-cell-properties fo:padding="0.097cm" fo:border-left="0.05pt solid #000000" fo:border-right="none" fo:border-top="none" fo:border-bottom="0.05pt solid #000000"/>
    </style:style>
    <style:style style:name="Tabla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5" style:family="table-cell">
      <style:table-cell-properties fo:padding="0.097cm" fo:border-left="0.05pt solid #000000" fo:border-right="none" fo:border-top="none" fo:border-bottom="0.05pt solid #000000"/>
    </style:style>
    <style:style style:name="Tabla17.B5" style:family="table-cell">
      <style:table-cell-properties fo:padding="0.097cm" fo:border-left="0.05pt solid #000000" fo:border-right="none" fo:border-top="none" fo:border-bottom="0.05pt solid #000000"/>
    </style:style>
    <style:style style:name="Tabla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6" style:family="table-cell">
      <style:table-cell-properties fo:padding="0.097cm" fo:border-left="0.05pt solid #000000" fo:border-right="none" fo:border-top="none" fo:border-bottom="0.05pt solid #000000"/>
    </style:style>
    <style:style style:name="Tabla17.B6" style:family="table-cell">
      <style:table-cell-properties fo:padding="0.097cm" fo:border-left="0.05pt solid #000000" fo:border-right="none" fo:border-top="none" fo:border-bottom="0.05pt solid #000000"/>
    </style:style>
    <style:style style:name="Tabla1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7" style:family="table-cell">
      <style:table-cell-properties fo:padding="0.097cm" fo:border-left="0.05pt solid #000000" fo:border-right="none" fo:border-top="none" fo:border-bottom="0.05pt solid #000000"/>
    </style:style>
    <style:style style:name="Tabla17.B7" style:family="table-cell">
      <style:table-cell-properties fo:padding="0.097cm" fo:border-left="0.05pt solid #000000" fo:border-right="none" fo:border-top="none" fo:border-bottom="0.05pt solid #000000"/>
    </style:style>
    <style:style style:name="Tabla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8" style:family="table-cell">
      <style:table-cell-properties fo:padding="0.097cm" fo:border-left="0.05pt solid #000000" fo:border-right="none" fo:border-top="none" fo:border-bottom="0.05pt solid #000000"/>
    </style:style>
    <style:style style:name="Tabla17.B8" style:family="table-cell">
      <style:table-cell-properties fo:padding="0.097cm" fo:border-left="0.05pt solid #000000" fo:border-right="none" fo:border-top="none" fo:border-bottom="0.05pt solid #000000"/>
    </style:style>
    <style:style style:name="Tabla1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9" style:family="table-cell">
      <style:table-cell-properties fo:padding="0.097cm" fo:border-left="0.05pt solid #000000" fo:border-right="none" fo:border-top="none" fo:border-bottom="0.05pt solid #000000"/>
    </style:style>
    <style:style style:name="Tabla17.B9" style:family="table-cell">
      <style:table-cell-properties fo:padding="0.097cm" fo:border-left="0.05pt solid #000000" fo:border-right="none" fo:border-top="none" fo:border-bottom="0.05pt solid #000000"/>
    </style:style>
    <style:style style:name="Tabla1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Text_20_body">
      <style:text-properties officeooo:rsid="0050cfd2" officeooo:paragraph-rsid="0050cfd2"/>
    </style:style>
    <style:style style:name="P4" style:family="paragraph" style:parent-style-name="Text_20_body">
      <style:text-properties officeooo:rsid="02fa6015" officeooo:paragraph-rsid="0052bca8"/>
    </style:style>
    <style:style style:name="P5" style:family="paragraph" style:parent-style-name="Table_20_Contents">
      <style:text-properties officeooo:rsid="02fa6015" officeooo:paragraph-rsid="0052bca8"/>
    </style:style>
    <style:style style:name="P6" style:family="paragraph" style:parent-style-name="Table_20_Contents">
      <style:text-properties officeooo:paragraph-rsid="0052bca8"/>
    </style:style>
    <style:style style:name="P7" style:family="paragraph" style:parent-style-name="Table_20_Contents">
      <style:paragraph-properties fo:margin-left="0cm" fo:margin-right="0cm" fo:text-indent="0cm" style:auto-text-indent="false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0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1" style:family="paragraph" style:parent-style-name="Text_20_body" style:list-style-name="L1">
      <style:text-properties officeooo:rsid="0050cfd2" officeooo:paragraph-rsid="0050cfd2"/>
    </style:style>
    <style:style style:name="P12" style:family="paragraph" style:parent-style-name="Text_20_body" style:list-style-name="L1">
      <style:text-properties officeooo:rsid="0050cfd2" officeooo:paragraph-rsid="0058049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580495" style:font-weight-asian="bold" style:font-weight-complex="bold"/>
    </style:style>
    <style:style style:name="T4" style:family="text">
      <style:text-properties fo:font-weight="bold" officeooo:rsid="005978b9" style:font-weight-asian="bold" style:font-weight-complex="bold"/>
    </style:style>
    <style:style style:name="T5" style:family="text">
      <style:text-properties fo:font-weight="bold" officeooo:rsid="0055aed4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officeooo:rsid="02fa6015"/>
    </style:style>
    <style:style style:name="T8" style:family="text">
      <style:text-properties officeooo:rsid="02fba84a"/>
    </style:style>
    <style:style style:name="T9" style:family="text">
      <style:text-properties officeooo:rsid="0055aed4"/>
    </style:style>
    <style:style style:name="T10" style:family="text">
      <style:text-properties officeooo:rsid="00569fae"/>
    </style:style>
    <style:style style:name="T11" style:family="text">
      <style:text-properties officeooo:rsid="00580495"/>
    </style:style>
    <style:style style:name="T12" style:family="text">
      <style:text-properties officeooo:rsid="005978b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a1" table:style-name="Tabla1">
        <table:table-column table:style-name="Tabla1.A"/>
        <table:table-column table:style-name="Tabla1.B"/>
        <table:table-row table:style-name="TableLine1838575741648">
          <table:table-cell table:style-name="Tabla1.A1" office:value-type="string">
            <text:p text:style-name="P8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7"><text:span text:style-name="T2">Nome</text:span><text:span text:style-name="T1">: </text:span><text:span text:style-name="T3">Rubén Agra Casal</text:span></text:p>
          </table:table-cell>
        </table:table-row>
      </table:table>
      <text:p text:style-name="Standard"/>
      <text:p text:style-name="Standard"/>
      <text:p text:style-name="P4">Nas seguintes táboas vemos os suf<text:span text:style-name="T10">ix</text:span>os empregados para factores decimais e binarios:</text:p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eLine1838575739200">
          <table:table-cell table:style-name="Tabla16.A1" table:number-columns-spanned="3" office:value-type="string">
            <text:p text:style-name="P5">Factores decimais</text:p>
          </table:table-cell>
          <table:covered-table-cell/>
          <table:covered-table-cell/>
        </table:table-row>
        <table:table-row table:style-name="TableLine1838575743824">
          <table:table-cell table:style-name="Tabla16.A2" office:value-type="string">
            <text:p text:style-name="P5">Nome</text:p>
          </table:table-cell>
          <table:table-cell table:style-name="Tabla16.A2" office:value-type="string">
            <text:p text:style-name="P5">Abreviatura</text:p>
          </table:table-cell>
          <table:table-cell table:style-name="Tabla16.C2" office:value-type="string">
            <text:p text:style-name="P5">Factor</text:p>
          </table:table-cell>
        </table:table-row>
        <table:table-row table:style-name="TableLine1838575734304">
          <table:table-cell table:style-name="Tabla16.A9" office:value-type="string">
            <text:p text:style-name="P5">KiloByte</text:p>
          </table:table-cell>
          <table:table-cell table:style-name="Tabla16.B9" office:value-type="string">
            <text:p text:style-name="P5">KB</text:p>
          </table:table-cell>
          <table:table-cell table:style-name="Tabla16.C9" office:value-type="string">
            <text:p text:style-name="P6">10<text:span text:style-name="T6">3</text:span> Bytes = 1.000 Bytes</text:p>
          </table:table-cell>
        </table:table-row>
        <table:table-row table:style-name="TableLine1838575745184">
          <table:table-cell table:style-name="Tabla16.A9" office:value-type="string">
            <text:p text:style-name="P5">MegaByte</text:p>
          </table:table-cell>
          <table:table-cell table:style-name="Tabla16.B9" office:value-type="string">
            <text:p text:style-name="P5">MB</text:p>
          </table:table-cell>
          <table:table-cell table:style-name="Tabla16.C9" office:value-type="string">
            <text:p text:style-name="P6">10<text:span text:style-name="T6">6</text:span> Bytes = 1.000.000 Bytes</text:p>
          </table:table-cell>
        </table:table-row>
        <table:table-row table:style-name="TableLine1838575732944">
          <table:table-cell table:style-name="Tabla16.A9" office:value-type="string">
            <text:p text:style-name="P5">GigaByte</text:p>
          </table:table-cell>
          <table:table-cell table:style-name="Tabla16.B9" office:value-type="string">
            <text:p text:style-name="P5">GB</text:p>
          </table:table-cell>
          <table:table-cell table:style-name="Tabla16.C9" office:value-type="string">
            <text:p text:style-name="P6">10<text:span text:style-name="T6">9</text:span> Bytes = 1.000.000.000 Bytes</text:p>
          </table:table-cell>
        </table:table-row>
        <table:table-row table:style-name="TableLine1838575737840">
          <table:table-cell table:style-name="Tabla16.A9" office:value-type="string">
            <text:p text:style-name="P5">TeraByte</text:p>
          </table:table-cell>
          <table:table-cell table:style-name="Tabla16.B9" office:value-type="string">
            <text:p text:style-name="P5">TB</text:p>
          </table:table-cell>
          <table:table-cell table:style-name="Tabla16.C9" office:value-type="string">
            <text:p text:style-name="P6">10<text:span text:style-name="T6">12</text:span> Bytes = 1.000.000.000.000 Bytes</text:p>
          </table:table-cell>
        </table:table-row>
        <table:table-row table:style-name="TableLine1838575738928">
          <table:table-cell table:style-name="Tabla16.A9" office:value-type="string">
            <text:p text:style-name="P5">PetaByte</text:p>
          </table:table-cell>
          <table:table-cell table:style-name="Tabla16.B9" office:value-type="string">
            <text:p text:style-name="P5">PB</text:p>
          </table:table-cell>
          <table:table-cell table:style-name="Tabla16.C9" office:value-type="string">
            <text:p text:style-name="P6">10<text:span text:style-name="T6">15</text:span> Bytes = 1.000.000.000.000.000 Bytes</text:p>
          </table:table-cell>
        </table:table-row>
        <table:table-row table:style-name="TableLine1838575736480">
          <table:table-cell table:style-name="Tabla16.A9" office:value-type="string">
            <text:p text:style-name="P5">ExaByte</text:p>
          </table:table-cell>
          <table:table-cell table:style-name="Tabla16.B9" office:value-type="string">
            <text:p text:style-name="P5">EB</text:p>
          </table:table-cell>
          <table:table-cell table:style-name="Tabla16.C9" office:value-type="string">
            <text:p text:style-name="P6">10<text:span text:style-name="T6">18</text:span> Bytes = 1.000.000.000.000.000.000 Bytes</text:p>
          </table:table-cell>
        </table:table-row>
        <table:table-row table:style-name="TableLine1838575739472">
          <table:table-cell table:style-name="Tabla16.A9" office:value-type="string">
            <text:p text:style-name="P5">ZettaByte</text:p>
          </table:table-cell>
          <table:table-cell table:style-name="Tabla16.B9" office:value-type="string">
            <text:p text:style-name="P5">ZB</text:p>
          </table:table-cell>
          <table:table-cell table:style-name="Tabla16.C9" office:value-type="string">
            <text:p text:style-name="P6"><text:span text:style-name="T7">1</text:span>0<text:span text:style-name="T6">21</text:span> Bytes = 1.000.000.000.000.000.000.000 Bytes</text:p>
          </table:table-cell>
        </table:table-row>
      </table:table>
      <text:p text:style-name="P4"/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eLine1838575735120">
          <table:table-cell table:style-name="Tabla17.A1" table:number-columns-spanned="3" office:value-type="string">
            <text:p text:style-name="P5">Factores <text:span text:style-name="T8">binarios</text:span></text:p>
          </table:table-cell>
          <table:covered-table-cell/>
          <table:covered-table-cell/>
        </table:table-row>
        <table:table-row table:style-name="TableLine1838575737024">
          <table:table-cell table:style-name="Tabla17.A2" office:value-type="string">
            <text:p text:style-name="P5">Nome</text:p>
          </table:table-cell>
          <table:table-cell table:style-name="Tabla17.A2" office:value-type="string">
            <text:p text:style-name="P5">Abreviatura</text:p>
          </table:table-cell>
          <table:table-cell table:style-name="Tabla17.C2" office:value-type="string">
            <text:p text:style-name="P5">Factor</text:p>
          </table:table-cell>
        </table:table-row>
        <table:table-row table:style-name="TableLine1838575740016">
          <table:table-cell table:style-name="Tabla17.A9" office:value-type="string">
            <text:p text:style-name="P5">KibiByte</text:p>
          </table:table-cell>
          <table:table-cell table:style-name="Tabla17.B9" office:value-type="string">
            <text:p text:style-name="P5">K<text:span text:style-name="T8">i</text:span>B</text:p>
          </table:table-cell>
          <table:table-cell table:style-name="Tabla17.C9" office:value-type="string">
            <text:p text:style-name="P6">2<text:span text:style-name="T6">10</text:span> Bytes = 1.024 Bytes</text:p>
          </table:table-cell>
        </table:table-row>
        <table:table-row table:style-name="TableLine1838575729680">
          <table:table-cell table:style-name="Tabla17.A9" office:value-type="string">
            <text:p text:style-name="P5">MebiByte</text:p>
          </table:table-cell>
          <table:table-cell table:style-name="Tabla17.B9" office:value-type="string">
            <text:p text:style-name="P5">M<text:span text:style-name="T8">i</text:span>B</text:p>
          </table:table-cell>
          <table:table-cell table:style-name="Tabla17.C9" office:value-type="string">
            <text:p text:style-name="P6">2<text:span text:style-name="T6">20</text:span> Bytes = 1.048.576 Bytes</text:p>
          </table:table-cell>
        </table:table-row>
        <table:table-row table:style-name="TableLine1838575743552">
          <table:table-cell table:style-name="Tabla17.A9" office:value-type="string">
            <text:p text:style-name="P5">GibiByte</text:p>
          </table:table-cell>
          <table:table-cell table:style-name="Tabla17.B9" office:value-type="string">
            <text:p text:style-name="P5">G<text:span text:style-name="T8">i</text:span>B</text:p>
          </table:table-cell>
          <table:table-cell table:style-name="Tabla17.C9" office:value-type="string">
            <text:p text:style-name="P6">2<text:span text:style-name="T6">30</text:span> Bytes = 1.073.741.824 Byte<text:span text:style-name="T8">s</text:span></text:p>
          </table:table-cell>
        </table:table-row>
        <table:table-row table:style-name="TableLine1838575740832">
          <table:table-cell table:style-name="Tabla17.A9" office:value-type="string">
            <text:p text:style-name="P5">TebiByte</text:p>
          </table:table-cell>
          <table:table-cell table:style-name="Tabla17.B9" office:value-type="string">
            <text:p text:style-name="P5">T<text:span text:style-name="T8">i</text:span>B</text:p>
          </table:table-cell>
          <table:table-cell table:style-name="Tabla17.C9" office:value-type="string">
            <text:p text:style-name="P6">2<text:span text:style-name="T6">40</text:span> Bytes = 1.099.511.627.776 Bytes</text:p>
          </table:table-cell>
        </table:table-row>
        <table:table-row table:style-name="TableLine1838575744368">
          <table:table-cell table:style-name="Tabla17.A9" office:value-type="string">
            <text:p text:style-name="P5">PebiByte</text:p>
          </table:table-cell>
          <table:table-cell table:style-name="Tabla17.B9" office:value-type="string">
            <text:p text:style-name="P5">P<text:span text:style-name="T8">i</text:span>B</text:p>
          </table:table-cell>
          <table:table-cell table:style-name="Tabla17.C9" office:value-type="string">
            <text:p text:style-name="P6">2<text:span text:style-name="T6">50</text:span> Bytes = 1.125.899.906.842.624 Bytes</text:p>
          </table:table-cell>
        </table:table-row>
        <table:table-row table:style-name="TableLine1838575746272">
          <table:table-cell table:style-name="Tabla17.A9" office:value-type="string">
            <text:p text:style-name="P5">ExbiByte</text:p>
          </table:table-cell>
          <table:table-cell table:style-name="Tabla17.B9" office:value-type="string">
            <text:p text:style-name="P5">E<text:span text:style-name="T8">i</text:span>B</text:p>
          </table:table-cell>
          <table:table-cell table:style-name="Tabla17.C9" office:value-type="string">
            <text:p text:style-name="P6">2<text:span text:style-name="T6">60</text:span> Bytes = 1.152.921.504.606.846.976 Bytes</text:p>
          </table:table-cell>
        </table:table-row>
        <table:table-row table:style-name="TableLine1838575744912">
          <table:table-cell table:style-name="Tabla17.A9" office:value-type="string">
            <text:p text:style-name="P5">ZebiByte</text:p>
          </table:table-cell>
          <table:table-cell table:style-name="Tabla17.B9" office:value-type="string">
            <text:p text:style-name="P5">Z<text:span text:style-name="T8">i</text:span>B</text:p>
          </table:table-cell>
          <table:table-cell table:style-name="Tabla17.C9" office:value-type="string">
            <text:p text:style-name="P6">2<text:span text:style-name="T6">70</text:span> Bytes = 1.180.591.620.717.411.303.424 Bytes</text:p>
          </table:table-cell>
        </table:table-row>
      </table:table>
      <text:p text:style-name="P4"/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838575745456">
          <table:table-cell table:style-name="Tabla4.A1" office:value-type="string">
            <text:p text:style-name="P9"><draw:frame draw:style-name="fr1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3">1. Converte as seguintes unidades</text:p>
            <text:list xml:id="list1053615238" text:style-name="L1">
              <text:list-item>
                <text:p text:style-name="P11">2 MB = <text:s/><text:span text:style-name="T11">2.000.000 Bytes / </text:span><text:span text:style-name="T12">1024 = </text:span><text:span text:style-name="T3">1.953,125 KiB</text:span></text:p>
              </text:list-item>
              <text:list-item>
                <text:p text:style-name="P12">10000 KiB = <text:span text:style-name="T11">10000 x 1024</text:span> <text:span text:style-name="T11">= 10.240.000</text:span> <text:span text:style-name="T11">Bytes</text:span> <text:s/>-&gt; <text:span text:style-name="T3">10,24</text:span><text:span text:style-name="T1"> MB</text:span></text:p>
              </text:list-item>
              <text:list-item>
                <text:p text:style-name="P11">4 GB/s = <text:s/><text:span text:style-name="T4">4000</text:span><text:span text:style-name="T1"> <text:s text:c="2"/>MB/s</text:span></text:p>
              </text:list-item>
              <text:list-item>
                <text:p text:style-name="P11">1024 MB/s = <text:s/>1.024.000.000 <text:span text:style-name="T12">Bytes / (1024*1024*1024)</text:span> <text:span text:style-name="T12">= </text:span><text:span text:style-name="T4">0,953</text:span><text:span text:style-name="T1"> <text:s/>G</text:span><text:span text:style-name="T5">i</text:span><text:span text:style-name="T1">B/s</text:span></text:p>
              </text:list-item>
            </text:list>
          </table:table-cell>
        </table:table-row>
      </table:table>
      <text:p text:style-name="P2"/>
      <text:p text:style-name="P2"/>
      <table:table table:name="Tabla2" table:style-name="Tabla2">
        <table:table-column table:style-name="Tabla2.A"/>
        <table:table-column table:style-name="Tabla2.B"/>
        <text:soft-page-break/>
        <table:table-row table:style-name="TableLine1838575733488">
          <table:table-cell table:style-name="Tabla2.A1" office:value-type="string">
            <text:p text:style-name="P9"><draw:frame draw:style-name="fr1" draw:name="Imagen1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3">2. Calcula a velocidade de transferencia dos datos nos buses das seguintes características:</text:p>
            <text:p text:style-name="P3">1 bit e 100 Khz= <text:s text:c="6"/>Kbps</text:p>
            <text:p text:style-name="P3">32 bits e 1000 Khz = <text:s text:c="4"/>M<text:span text:style-name="T9">i</text:span>B/s</text:p>
            <text:p text:style-name="P3">32 bits e 66 Mhz = <text:s text:c="6"/>G<text:span text:style-name="T9">i</text:span>B/s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06T21:51:04.375000000</dc:date>
    <meta:editing-duration>PT8H12M41S</meta:editing-duration>
    <meta:editing-cycles>138</meta:editing-cycles>
    <meta:generator>LibreOffice/7.1.2.2$Windows_X86_64 LibreOffice_project/8a45595d069ef5570103caea1b71cc9d82b2aae4</meta:generator>
    <meta:document-statistic meta:table-count="5" meta:image-count="3" meta:object-count="0" meta:page-count="2" meta:paragraph-count="66" meta:word-count="204" meta:character-count="1229" meta:non-whitespace-character-count="1066"/>
  </office:meta>
</office:document-meta>
</file>